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b8d8" officeooo:paragraph-rsid="000eb8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STR1C report:</text:p>
      <text:p text:style-name="P1"/>
      <text:p text:style-name="P1">Need the following enhancements:</text:p>
      <text:p text:style-name="P1"/>
      <text:p text:style-name="P1">1. Please use Grand Total for Invoice Value, not Rounded Total</text:p>
      <text:p text:style-name="P1"/>
      <text:p text:style-name="P1">2. Decimals has to be 2 Decimals for currency in the report</text:p>
      <text:p text:style-name="P1"/>
      <text:p text:style-name="P1">3. Right align numbers</text:p>
      <text:p text:style-name="P1"/>
      <text:p text:style-name="P1">4. Add a Check Box that goes “Pick Place of Supply from Billing Address for GST Reports” and when this Check Box is checked, your GSTR report picks the Place of Supply from the Billing Address rather than the Shipping Address. If this Check Box is not checked, your GSTR report picks the Place of Supply from the Shipping Address (or the Billing address when there is no Shipping Address in the Inv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2:19:50.612656577</meta:creation-date>
    <dc:date>2018-12-12T12:27:19.550354317</dc:date>
    <meta:editing-duration>P0D</meta:editing-duration>
    <meta:editing-cycles>1</meta:editing-cycles>
    <meta:document-statistic meta:table-count="0" meta:image-count="0" meta:object-count="0" meta:page-count="1" meta:paragraph-count="6" meta:word-count="106" meta:character-count="592" meta:non-whitespace-character-count="492"/>
    <meta:generator>LibreOffice/4.2.8.2$Linux_X86_64 LibreOffice_project/420m0$Build-2</meta:generator>
  </office:meta>
</office:document-meta>
</file>